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tation Sancs" svg:font-family="'Libertation Sancs'"/>
    <style:font-face style:name="F" svg:font-family="" style:font-family-generic="roman"/>
    <style:font-face style:name="Libertation Sans" svg:font-family="'Libertation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Woofer</text:p>
          </table:table-cell>
          <table:table-cell table:style-name="ce5" office:value-type="string" calcext:value-type="string">
            <text:p>TRUVOX 1225</text:p>
          </table:table-cell>
          <table:table-cell table:style-name="ce9" table:number-columns-repeated="2"/>
          <table:table-cell table:style-name="ce1" office:value-type="string" calcext:value-type="string">
            <text:p>Tweeter</text:p>
          </table:table-cell>
          <table:table-cell table:style-name="ce5" office:value-type="string" calcext:value-type="string">
            <text:p>811582 DT-80H</text:p>
          </table:table-cell>
        </table:table-row>
        <table:table-row table:style-name="ro1">
          <table:table-cell office:value-type="string" calcext:value-type="string">
            <text:p>R_e</text:p>
          </table:table-cell>
          <table:table-cell office:value-type="float" office:value="5.13" calcext:value-type="float">
            <text:p>5.13</text:p>
          </table:table-cell>
          <table:table-cell table:number-columns-repeated="2"/>
          <table:table-cell office:value-type="string" calcext:value-type="string">
            <text:p>R_e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L_e</text:p>
          </table:table-cell>
          <table:table-cell table:style-name="ce6" office:value-type="float" office:value="0.00084" calcext:value-type="float">
            <text:p>8.40E-04</text:p>
          </table:table-cell>
          <table:table-cell table:number-columns-repeated="2"/>
          <table:table-cell office:value-type="string" calcext:value-type="string">
            <text:p>L_e</text:p>
          </table:table-cell>
          <table:table-cell table:style-name="ce6" office:value-type="float" office:value="0.0001" calcext:value-type="float">
            <text:p>1.00E-04</text:p>
          </table:table-cell>
        </table:table-row>
        <table:table-row table:style-name="ro1">
          <table:table-cell office:value-type="string" calcext:value-type="string">
            <text:p>M_mt</text:p>
          </table:table-cell>
          <table:table-cell office:value-type="float" office:value="46.5" calcext:value-type="float">
            <text:p>46.5</text:p>
          </table:table-cell>
          <table:table-cell table:number-columns-repeated="2"/>
          <table:table-cell office:value-type="string" calcext:value-type="string">
            <text:p>M_mt</text:p>
          </table:table-cell>
          <table:table-cell table:style-name="ce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(m)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office:value-type="string" calcext:value-type="string">
            <text:p>D(cm)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Q_ts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Q_ts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V_as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V_as</text:p>
          </table:table-cell>
          <table:table-cell table:style-name="ce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Q_ms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Q_ms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B_l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B_l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Q_es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office:value-type="string" calcext:value-type="string">
            <text:p>Q_es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C_ms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string" calcext:value-type="string">
            <text:p>C_ms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Fs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2.76" calcext:value-type="float">
            <text:p>2.76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0" office:value-type="string" calcext:value-type="string">
            <text:p>F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R_es</text:p>
          </table:table-cell>
          <table:table-cell table:style-name="ce7" table:formula="of:=[.B8]/(2*PI()*[.B12]*[.B18])" office:value-type="float" office:value="63.65" calcext:value-type="float">
            <text:p>63.65</text:p>
          </table:table-cell>
          <table:table-cell table:number-columns-repeated="2"/>
          <table:table-cell table:style-name="ce3" office:value-type="string" calcext:value-type="string">
            <text:p>R_es</text:p>
          </table:table-cell>
          <table:table-cell table:style-name="ce12" table:formula="of:=[.F8]/(2*PI()*[.F12]*[.F18])" office:value-type="float" office:value="12.930563002681" calcext:value-type="float">
            <text:p>12.9305630027</text:p>
          </table:table-cell>
        </table:table-row>
        <table:table-row table:style-name="ro1">
          <table:table-cell table:style-name="ce3" office:value-type="string" calcext:value-type="string">
            <text:p>L_ces</text:p>
          </table:table-cell>
          <table:table-cell table:style-name="ce7" table:formula="of:=1/((POWER(2*PI()*[.B12];2)*[.B18]))" office:value-type="float" office:value="0.0239995549106826" calcext:value-type="float">
            <text:p>0.0239995549</text:p>
          </table:table-cell>
          <table:table-cell table:number-columns-repeated="2"/>
          <table:table-cell table:style-name="ce3" office:value-type="string" calcext:value-type="string">
            <text:p>L_ces</text:p>
          </table:table-cell>
          <table:table-cell table:style-name="ce12" table:formula="of:=1/((POWER(2*PI()*[.F12];2)*[.F18]))" office:value-type="float" office:value="0.000280395533597364" calcext:value-type="float">
            <text:p>0.0002803955</text:p>
          </table:table-cell>
        </table:table-row>
        <table:table-row table:style-name="ro1">
          <table:table-cell table:style-name="ce3" office:value-type="string" calcext:value-type="string">
            <text:p>C_mes</text:p>
          </table:table-cell>
          <table:table-cell table:style-name="ce7" table:formula="of:=([.B10])/(2*PI()*[.B12]*[.B2])" office:value-type="float" office:value="0.000265923046101747" calcext:value-type="float">
            <text:p>0.000265923</text:p>
          </table:table-cell>
          <table:table-cell table:number-columns-repeated="2"/>
          <table:table-cell table:style-name="ce3" office:value-type="string" calcext:value-type="string">
            <text:p>C_mes</text:p>
          </table:table-cell>
          <table:table-cell table:style-name="ce12" table:formula="of:=([.F10])/(2*PI()*[.F12]*[.F2])" office:value-type="float" office:value="0.0000819389838140469" calcext:value-type="float">
            <text:p>0.00008193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_zobel</text:p>
          </table:table-cell>
          <table:table-cell table:style-name="ce8" table:formula="of:=[.B2]" office:value-type="float" office:value="5.13" calcext:value-type="float">
            <text:p>5.13</text:p>
          </table:table-cell>
          <table:table-cell table:number-columns-repeated="2"/>
          <table:table-cell table:style-name="ce4" office:value-type="string" calcext:value-type="string">
            <text:p>R_notch</text:p>
          </table:table-cell>
          <table:table-cell table:style-name="ce8" table:formula="of:=[.F2]" office:value-type="float" office:value="6.9" calcext:value-type="float">
            <text:p>6.9</text:p>
          </table:table-cell>
        </table:table-row>
        <table:table-row table:style-name="ro1">
          <table:table-cell table:style-name="ce4" office:value-type="string" calcext:value-type="string">
            <text:p>C_zobel</text:p>
          </table:table-cell>
          <table:table-cell table:style-name="ce8" table:formula="of:=[.B3]/POWER([.B2];2)" office:value-type="float" office:value="0.000031918653032842" calcext:value-type="float">
            <text:p>3.1918653032842E-05</text:p>
          </table:table-cell>
          <table:table-cell table:number-columns-repeated="2"/>
          <table:table-cell table:style-name="ce4" office:value-type="string" calcext:value-type="string">
            <text:p>L_notch</text:p>
          </table:table-cell>
          <table:table-cell table:style-name="ce8" table:formula="of:=1/(4*(POWER(PI();2))*[.F22]*POWER([.F12];2))" office:value-type="float" office:value="0.000712191303169039" calcext:value-type="float">
            <text:p>0.000712191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C_notch</text:p>
          </table:table-cell>
          <table:table-cell table:style-name="ce8" table:formula="of:=1/(2*PI()*[.F2]*[.F14])" office:value-type="float" office:value="0.000032260047246761" calcext:value-type="float">
            <text:p>0.00003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tation Sancs" svg:font-family="'Libertation Sancs'"/>
    <style:font-face style:name="F" svg:font-family="" style:font-family-generic="roman"/>
    <style:font-face style:name="Libertation Sans" svg:font-family="'Libertation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9:02:41.873886012</meta:creation-date>
    <dc:date>2018-03-25T20:29:52.182367099</dc:date>
    <meta:editing-duration>PT31M39S</meta:editing-duration>
    <meta:editing-cycles>2</meta:editing-cycles>
    <meta:generator>LibreOffice/5.1.6.2$Linux_X86_64 LibreOffice_project/10m0$Build-2</meta:generator>
    <meta:document-statistic meta:table-count="1" meta:cell-count="76" meta:object-count="0"/>
  </office:meta>
</office:document-meta>
</file>